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A000001B4CCFD57C1A7D42D11.jpg" manifest:media-type="image/jpeg"/>
  <manifest:file-entry manifest:full-path="Pictures/100000000000039D00000170BA47ADA71D084389.jpg" manifest:media-type="image/jpeg"/>
  <manifest:file-entry manifest:full-path="Pictures/100000000000045C000001677B9A95E9CD38AA72.jpg" manifest:media-type="image/jpeg"/>
  <manifest:file-entry manifest:full-path="Pictures/100000000000039300000124F63796322A1AD5B2.jpg" manifest:media-type="image/jpeg"/>
  <manifest:file-entry manifest:full-path="Pictures/10000000000004C500000147839D0CD94133945E.jpg" manifest:media-type="image/jpeg"/>
  <manifest:file-entry manifest:full-path="Pictures/10000000000003490000014AE140003F728BFCD1.jpg" manifest:media-type="image/jpeg"/>
  <manifest:file-entry manifest:full-path="Pictures/10000000000003EB000001406AB0D5522526DAD9.jpg" manifest:media-type="image/jpeg"/>
  <manifest:file-entry manifest:full-path="Pictures/10000000000003A9000001AEFA7A8E24871682BA.jpg" manifest:media-type="image/jpeg"/>
  <manifest:file-entry manifest:full-path="Pictures/1000000000000361000001271B27BA928838DDB2.jpg" manifest:media-type="image/jpeg"/>
  <manifest:file-entry manifest:full-path="Pictures/10000000000003A2000001369F4E17BF3246FD22.jpg" manifest:media-type="image/jpeg"/>
  <manifest:file-entry manifest:full-path="Pictures/10000000000003D7000001AB624B21F4994B8E5E.jpg" manifest:media-type="image/jpeg"/>
  <manifest:file-entry manifest:full-path="Pictures/1000000000000398000001123A54BF090509F643.jpg" manifest:media-type="image/jpeg"/>
  <manifest:file-entry manifest:full-path="Pictures/10000000000003850000012E1F0C5353E0EAD38D.jpg" manifest:media-type="image/jpeg"/>
  <manifest:file-entry manifest:full-path="Pictures/100000000000038B0000012D78C80F8259FDC0CF.jpg" manifest:media-type="image/jpeg"/>
  <manifest:file-entry manifest:full-path="Pictures/100000000000035E000001462DFA848EABA2B074.jpg" manifest:media-type="image/jpeg"/>
  <manifest:file-entry manifest:full-path="Pictures/10000000000004320000015C0FD34215BCCFFA14.jpg" manifest:media-type="image/jpeg"/>
  <manifest:file-entry manifest:full-path="Pictures/10000000000003C70000010CFC96AC40ABE265A7.jpg" manifest:media-type="image/jpeg"/>
  <manifest:file-entry manifest:full-path="Pictures/100000000000034A00000125DF6032550EA3E24F.jpg" manifest:media-type="image/jpeg"/>
  <manifest:file-entry manifest:full-path="Pictures/10000000000002AC0000012DC8F82D5147A0B9C9.jpg" manifest:media-type="image/jpeg"/>
  <manifest:file-entry manifest:full-path="Pictures/10000000000003640000015D4EC6447E2AA1CEEB.jpg" manifest:media-type="image/jpeg"/>
  <manifest:file-entry manifest:full-path="Pictures/10000000000003C10000011B1CB83D2B518DCC55.jpg" manifest:media-type="image/jpeg"/>
  <manifest:file-entry manifest:full-path="Pictures/10000000000003B7000000FECE6A9B31EA16C86A.jpg" manifest:media-type="image/jpeg"/>
  <manifest:file-entry manifest:full-path="Pictures/1000000000000404000001321F4E554D1E89D7BB.jpg" manifest:media-type="image/jpeg"/>
  <manifest:file-entry manifest:full-path="Pictures/10000000000003C70000012788D2314355FFDC43.jpg" manifest:media-type="image/jpeg"/>
  <manifest:file-entry manifest:full-path="Pictures/10000000000003EB0000016AC7A923AB51215736.jpg" manifest:media-type="image/jpeg"/>
  <manifest:file-entry manifest:full-path="Pictures/100000000000037D00000124964955D5585AE7D8.jpg" manifest:media-type="image/jpeg"/>
  <manifest:file-entry manifest:full-path="Pictures/10000000000003E30000013B6D28B7C68ED6E691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8c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cm" svg:y="0.291cm" svg:width="17cm" svg:height="6.763cm" draw:z-index="0"><draw:image xlink:href="Pictures/100000000000039D00000170BA47ADA71D084389.jpg" xlink:type="simple" xlink:show="embed" xlink:actuate="onLoad" loext:mime-type="image/jpeg"/></draw:frame></text:p>
      <text:p text:style-name="Standard"/>
      <text:p text:style-name="Standard"/>
      <text:p text:style-name="Standard"><draw:frame draw:style-name="fr1" draw:name="Imagen2" text:anchor-type="char" svg:width="17cm" svg:height="5.468cm" draw:z-index="1"><draw:image xlink:href="Pictures/100000000000045C000001677B9A95E9CD38AA72.jpg" xlink:type="simple" xlink:show="embed" xlink:actuate="onLoad" loext:mime-type="image/jpeg"/></draw:frame></text:p>
      <text:p text:style-name="Standard"><draw:frame draw:style-name="fr2" draw:name="Imagen3" text:anchor-type="char" svg:x="0cm" svg:y="0.09cm" svg:width="17cm" svg:height="4.553cm" draw:z-index="2"><draw:image xlink:href="Pictures/10000000000004C500000147839D0CD94133945E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n4" text:anchor-type="char" svg:x="0.185cm" svg:y="0.286cm" svg:width="17cm" svg:height="7.625cm" draw:z-index="3"><draw:image xlink:href="Pictures/10000000000002FA000001B4CCFD57C1A7D42D11.jpg" xlink:type="simple" xlink:show="embed" xlink:actuate="onLoad" loext:mime-type="image/jpeg"/></draw:frame></text:p>
      <text:p text:style-name="P1"/>
      <text:p text:style-name="P1"/>
      <text:p text:style-name="P1"><draw:frame draw:style-name="fr1" draw:name="Imagen5" text:anchor-type="char" svg:width="17cm" svg:height="5.666cm" draw:z-index="4"><draw:image xlink:href="Pictures/10000000000003A2000001369F4E17BF3246FD22.jpg" xlink:type="simple" xlink:show="embed" xlink:actuate="onLoad" loext:mime-type="image/jpeg"/></draw:frame></text:p>
      <text:p text:style-name="P1"/>
      <text:p text:style-name="P1"><draw:frame draw:style-name="fr1" draw:name="Imagen6" text:anchor-type="char" svg:width="17cm" svg:height="7.384cm" draw:z-index="5"><draw:image xlink:href="Pictures/10000000000003D7000001AB624B21F4994B8E5E.jpg" xlink:type="simple" xlink:show="embed" xlink:actuate="onLoad" loext:mime-type="image/jpeg"/></draw:frame></text:p>
      <text:p text:style-name="P1"/>
      <text:p text:style-name="P1"/>
      <text:p text:style-name="P1"><text:soft-page-break/></text:p>
      <text:p text:style-name="P1"><draw:frame draw:style-name="fr1" draw:name="Imagen7" text:anchor-type="char" svg:width="17cm" svg:height="7.8cm" draw:z-index="6"><draw:image xlink:href="Pictures/10000000000003A9000001AEFA7A8E24871682BA.jpg" xlink:type="simple" xlink:show="embed" xlink:actuate="onLoad" loext:mime-type="image/jpeg"/></draw:frame></text:p>
      <text:p text:style-name="P1"/>
      <text:p text:style-name="P1"/>
      <text:p text:style-name="P1"><draw:frame draw:style-name="fr1" draw:name="Imagen8" text:anchor-type="char" svg:width="17cm" svg:height="5.062cm" draw:z-index="7"><draw:image xlink:href="Pictures/1000000000000398000001123A54BF090509F643.jpg" xlink:type="simple" xlink:show="embed" xlink:actuate="onLoad" loext:mime-type="image/jpeg"/></draw:frame></text:p>
      <text:p text:style-name="P1"/>
      <text:p text:style-name="P1"/>
      <text:p text:style-name="P1"><draw:frame draw:style-name="fr1" draw:name="Imagen9" text:anchor-type="char" svg:width="17cm" svg:height="6.669cm" draw:z-index="8"><draw:image xlink:href="Pictures/10000000000003490000014AE140003F728BFCD1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10" text:anchor-type="char" svg:width="17cm" svg:height="5.697cm" draw:z-index="9"><draw:image xlink:href="Pictures/10000000000003850000012E1F0C5353E0EAD38D.jpg" xlink:type="simple" xlink:show="embed" xlink:actuate="onLoad" loext:mime-type="image/jpeg"/></draw:frame></text:p>
      <text:p text:style-name="P1"><draw:frame draw:style-name="fr2" draw:name="Imagen11" text:anchor-type="char" svg:x="0cm" svg:y="0.455cm" svg:width="17cm" svg:height="5.641cm" draw:z-index="10"><draw:image xlink:href="Pictures/100000000000038B0000012D78C80F8259FDC0CF.jpg" xlink:type="simple" xlink:show="embed" xlink:actuate="onLoad" loext:mime-type="image/jpeg"/></draw:frame></text:p>
      <text:p text:style-name="P1"><draw:frame draw:style-name="fr2" draw:name="Imagen12" text:anchor-type="char" svg:x="0cm" svg:y="0.418cm" svg:width="17cm" svg:height="5.796cm" draw:z-index="11"><draw:image xlink:href="Pictures/1000000000000361000001271B27BA928838DDB2.jpg" xlink:type="simple" xlink:show="embed" xlink:actuate="onLoad" loext:mime-type="image/jpeg"/></draw:frame></text:p>
      <text:p text:style-name="P1"/>
      <text:p text:style-name="P1"><draw:frame draw:style-name="fr1" draw:name="Imagen13" text:anchor-type="char" svg:width="17cm" svg:height="6.428cm" draw:z-index="12"><draw:image xlink:href="Pictures/100000000000035E000001462DFA848EABA2B074.jpg" xlink:type="simple" xlink:show="embed" xlink:actuate="onLoad" loext:mime-type="image/jpeg"/></draw:frame><text:soft-page-break/></text:p>
      <text:p text:style-name="P1"><draw:frame draw:style-name="fr2" draw:name="Imagen14" text:anchor-type="char" svg:x="0cm" svg:y="0.445cm" svg:width="17cm" svg:height="5.507cm" draw:z-index="13"><draw:image xlink:href="Pictures/10000000000004320000015C0FD34215BCCFFA14.jpg" xlink:type="simple" xlink:show="embed" xlink:actuate="onLoad" loext:mime-type="image/jpeg"/></draw:frame></text:p>
      <text:p text:style-name="P1"><draw:frame draw:style-name="fr2" draw:name="Imagen15" text:anchor-type="char" svg:x="0cm" svg:y="0.339cm" svg:width="17cm" svg:height="5.422cm" draw:z-index="14"><draw:image xlink:href="Pictures/10000000000003EB000001406AB0D5522526DAD9.jpg" xlink:type="simple" xlink:show="embed" xlink:actuate="onLoad" loext:mime-type="image/jpeg"/></draw:frame></text:p>
      <text:p text:style-name="P1"><draw:frame draw:style-name="fr2" draw:name="Imagen16" text:anchor-type="char" svg:x="0.053cm" svg:y="0.415cm" svg:width="17cm" svg:height="4.711cm" draw:z-index="15"><draw:image xlink:href="Pictures/10000000000003C70000010CFC96AC40ABE265A7.jpg" xlink:type="simple" xlink:show="embed" xlink:actuate="onLoad" loext:mime-type="image/jpeg"/></draw:frame></text:p>
      <text:p text:style-name="P1"/>
      <text:p text:style-name="P1"><draw:frame draw:style-name="fr2" draw:name="Imagen17" text:anchor-type="char" svg:x="0cm" svg:y="0.413cm" svg:width="17cm" svg:height="5.914cm" draw:z-index="16"><draw:image xlink:href="Pictures/100000000000034A00000125DF6032550EA3E24F.jpg" xlink:type="simple" xlink:show="embed" xlink:actuate="onLoad" loext:mime-type="image/jpeg"/></draw:frame><text:soft-page-break/></text:p>
      <text:p text:style-name="P1"><draw:frame draw:style-name="fr1" draw:name="Imagen18" text:anchor-type="char" svg:width="17cm" svg:height="7.481cm" draw:z-index="17"><draw:image xlink:href="Pictures/10000000000002AC0000012DC8F82D5147A0B9C9.jpg" xlink:type="simple" xlink:show="embed" xlink:actuate="onLoad" loext:mime-type="image/jpeg"/></draw:frame></text:p>
      <text:p text:style-name="P1"/>
      <text:p text:style-name="P1"><draw:frame draw:style-name="fr1" draw:name="Imagen19" text:anchor-type="char" svg:width="17cm" svg:height="6.835cm" draw:z-index="18"><draw:image xlink:href="Pictures/10000000000003640000015D4EC6447E2AA1CEEB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20" text:anchor-type="char" svg:width="17cm" svg:height="5.006cm" draw:z-index="19"><draw:image xlink:href="Pictures/10000000000003C10000011B1CB83D2B518DCC55.jpg" xlink:type="simple" xlink:show="embed" xlink:actuate="onLoad" loext:mime-type="image/jpeg"/></draw:frame></text:p>
      <text:p text:style-name="P1"><draw:frame draw:style-name="fr2" draw:name="Imagen21" text:anchor-type="char" svg:x="0.132cm" svg:y="0.233cm" svg:width="17cm" svg:height="5.424cm" draw:z-index="20"><draw:image xlink:href="Pictures/100000000000039300000124F63796322A1AD5B2.jpg" xlink:type="simple" xlink:show="embed" xlink:actuate="onLoad" loext:mime-type="image/jpeg"/></draw:frame></text:p>
      <text:p text:style-name="P1"><draw:frame draw:style-name="fr2" draw:name="Imagen22" text:anchor-type="char" svg:x="0cm" svg:y="0.349cm" svg:width="17cm" svg:height="4.54cm" draw:z-index="21"><draw:image xlink:href="Pictures/10000000000003B7000000FECE6A9B31EA16C86A.jpg" xlink:type="simple" xlink:show="embed" xlink:actuate="onLoad" loext:mime-type="image/jpeg"/></draw:frame></text:p>
      <text:p text:style-name="P1"><draw:frame draw:style-name="fr1" draw:name="Imagen23" text:anchor-type="char" svg:width="17cm" svg:height="5.059cm" draw:z-index="22"><draw:image xlink:href="Pictures/1000000000000404000001321F4E554D1E89D7BB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n24" text:anchor-type="char" svg:x="0cm" svg:y="0.323cm" svg:width="17cm" svg:height="5.186cm" draw:z-index="23"><draw:image xlink:href="Pictures/10000000000003C70000012788D2314355FFDC43.jpg" xlink:type="simple" xlink:show="embed" xlink:actuate="onLoad" loext:mime-type="image/jpeg"/></draw:frame></text:p>
      <text:p text:style-name="P1"/>
      <text:p text:style-name="P1"><draw:frame draw:style-name="fr1" draw:name="Imagen25" text:anchor-type="char" svg:width="17cm" svg:height="6.135cm" draw:z-index="24"><draw:image xlink:href="Pictures/10000000000003EB0000016AC7A923AB51215736.jpg" xlink:type="simple" xlink:show="embed" xlink:actuate="onLoad" loext:mime-type="image/jpeg"/></draw:frame></text:p>
      <text:p text:style-name="P1"/>
      <text:p text:style-name="P1"><draw:frame draw:style-name="fr1" draw:name="Imagen26" text:anchor-type="char" svg:width="17cm" svg:height="5.558cm" draw:z-index="25"><draw:image xlink:href="Pictures/100000000000037D00000124964955D5585AE7D8.jpg" xlink:type="simple" xlink:show="embed" xlink:actuate="onLoad" loext:mime-type="image/jpeg"/></draw:frame></text:p>
      <text:p text:style-name="P1"><draw:frame draw:style-name="fr1" draw:name="Imagen27" text:anchor-type="char" svg:width="17cm" svg:height="5.382cm" draw:z-index="26"><draw:image xlink:href="Pictures/10000000000003E30000013B6D28B7C68ED6E691.jpg" xlink:type="simple" xlink:show="embed" xlink:actuate="onLoad" loext:mime-type="image/jpeg"/></draw:frame></text:p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1T08:50:14.973000000</meta:creation-date>
    <meta:print-date>2020-12-01T09:29:56.703000000</meta:print-date>
    <dc:date>2020-12-01T09:30:59.280000000</dc:date>
    <meta:editing-duration>PT13S</meta:editing-duration>
    <meta:editing-cycles>1</meta:editing-cycles>
    <meta:document-statistic meta:table-count="0" meta:image-count="27" meta:object-count="0" meta:page-count="9" meta:paragraph-count="0" meta:word-count="0" meta:character-count="0" meta:non-whitespace-character-count="0"/>
    <meta:generator>LibreOffice/6.4.6.2$Windows_x86 LibreOffice_project/0ce51a4fd21bff07a5c061082cc82c5ed232f115</meta:generator>
  </office:meta>
</office:document-meta>
</file>